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AnjaliOldLipi" fo:font-size="18pt" fo:font-weight="bold" style:font-size-asian="18pt" style:font-weight-asian="bold" style:font-size-complex="18pt" style:font-weight-complex="bold"/>
    </style:style>
    <style:style style:name="P2" style:family="paragraph" style:parent-style-name="Text_20_body" style:list-style-name="L1">
      <style:text-properties style:font-name="Bitstream Vera Sans Mono"/>
    </style:style>
    <style:style style:name="P3" style:family="paragraph" style:parent-style-name="Text_20_body" style:list-style-name="L1">
      <style:text-properties style:font-name="Bitstream Vera Sans Mono" officeooo:rsid="000da418" officeooo:paragraph-rsid="000f8a76"/>
    </style:style>
    <style:style style:name="P4" style:family="paragraph" style:parent-style-name="Text_20_body" style:list-style-name="L1">
      <style:text-properties style:font-name="Bitstream Vera Sans Mono" officeooo:rsid="000cd0d6" officeooo:paragraph-rsid="000cd0d6"/>
    </style:style>
    <style:style style:name="P5" style:family="paragraph" style:parent-style-name="Text_20_body" style:list-style-name="L1">
      <style:paragraph-properties fo:text-align="start" style:justify-single-word="false"/>
      <style:text-properties officeooo:rsid="000cd0d6" officeooo:paragraph-rsid="000cd0d6"/>
    </style:style>
    <style:style style:name="P6" style:family="paragraph" style:parent-style-name="Subtitle" style:list-style-name="L1"/>
    <style:style style:name="T1" style:family="text">
      <style:text-properties officeooo:rsid="000cd0d6"/>
    </style:style>
    <style:style style:name="T2" style:family="text">
      <style:text-properties officeooo:rsid="001135cc"/>
    </style:style>
    <style:style style:name="T3" style:family="text">
      <style:text-properties officeooo:rsid="00128c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p</text:span>artado 1 </text:p>
      <text:p text:style-name="Text_20_body"/>
      <text:list xml:id="list3251500619" text:style-name="L1">
        <text:list-item>
          <text:p text:style-name="P2">ArrayList:</text:p>
          <text:p text:style-name="P3">Se <text:span text:style-name="T2">podría</text:span> utilizar un ArrayList para poder almacenar datos, por ejemplo de una <text:span text:style-name="T3">tienda <text:s/>de productos informáticos <text:s/></text:span><text:s/>que quiere saber sobre <text:span text:style-name="T2">las compras de los </text:span><text:s/>clientes <text:s/></text:p>
        </text:list-item>
        <text:list-item>
          <text:p text:style-name="P4">HashSet:</text:p>
          <text:p text:style-name="P4"/>
        </text:list-item>
        <text:list-item>
          <text:p text:style-name="P4">TreeSet:</text:p>
        </text:list-item>
        <text:list-item>
          <text:p text:style-name="P4">HashMap:</text:p>
          <text:p text:style-name="P4"/>
          <text:p text:style-name="P6"/>
        </text:list-item>
      </text:list>
      <text:p text:style-name="Subtitle"/>
      <text:p text:style-name="Text_20_body"/>
      <text:p text:style-name="Text_20_body"/>
      <text:list xml:id="list141619652635215" text:continue-numbering="true" text:style-name="L1">
        <text:list-header>
          <text:p text:style-name="P6"/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7:16:26.152450461</meta:creation-date>
    <meta:generator>LibreOffice/6.0.6.2$Linux_X86_64 LibreOffice_project/00m0$Build-2</meta:generator>
    <dc:date>2018-11-16T14:16:17.624278500</dc:date>
    <meta:editing-duration>PT2H40M42S</meta:editing-duration>
    <meta:editing-cycles>4</meta:editing-cycles>
    <meta:document-statistic meta:table-count="0" meta:image-count="0" meta:object-count="0" meta:page-count="1" meta:paragraph-count="11" meta:word-count="42" meta:character-count="223" meta:non-whitespace-character-count="190"/>
  </office:meta>
</office:document-meta>
</file>